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turnToForm.ReturnTo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turnToForm.getReturnToPreviou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ToForm.ReturnToForm( boolean returnToPreviou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urnToForm.setReturnToPreviousAction( boolean returnToPreviou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